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1" fo:language="fr" fo:country="FR" fo:font-weight="bold" style:language-asian="en" style:country-asian="US" style:font-weight-asian="bold" style:language-complex="ar" style:country-complex="SA" style:font-weight-complex="bold"/>
    </style:style>
    <style:style style:name="P2" style:family="paragraph" style:parent-style-name="Standard">
      <style:paragraph-properties fo:margin-top="0cm" fo:margin-bottom="0.176cm" loext:contextual-spacing="false"/>
    </style:style>
    <style:style style:name="P3" style:family="paragraph" style:parent-style-name="Heading_20_1" style:master-page-name="Standard">
      <style:paragraph-properties fo:margin-top="0.847cm" fo:margin-bottom="0cm" loext:contextual-spacing="false"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style="italic" style:font-style-asian="italic" style:font-style-complex="italic"/>
    </style:style>
    <style:style style:name="T5" style:family="text">
      <style:text-properties fo:language="fr" fo:country="FR" fo:font-style="normal" style:font-style-asian="normal" style:font-style-complex="normal"/>
    </style:style>
    <style:style style:name="T6" style:family="text">
      <style:text-properties fo:language="fr" fo:country="FR" officeooo:rsid="0011bf76"/>
    </style:style>
    <style:style style:name="T7" style:family="text">
      <style:text-properties fo:language="fr" fo:country="FR" officeooo:rsid="00130b6f"/>
    </style:style>
    <style:style style:name="T8" style:family="text">
      <style:text-properties fo:language="fr" fo:country="FR" officeooo:rsid="0013db92"/>
    </style:style>
    <style:style style:name="T9" style:family="text">
      <style:text-properties fo:language="fr" fo:country="FR" officeooo:rsid="00158491"/>
    </style:style>
    <style:style style:name="T10" style:family="text">
      <style:text-properties style:font-name="Courier" fo:language="fr" fo:country="FR"/>
    </style:style>
    <style:style style:name="T11" style:family="text">
      <style:text-properties style:font-name="Courier" fo:language="fr" fo:country="FR" fo:font-weight="bold" style:font-weight-asian="bold"/>
    </style:style>
    <style:style style:name="T12" style:family="text">
      <style:text-properties style:font-name="Courier" fo:language="fr" fo:country="FR" fo:font-style="normal" style:font-style-asian="normal" style:font-style-complex="normal"/>
    </style:style>
    <style:style style:name="T13" style:family="text">
      <style:text-properties style:font-name="Courier" fo:language="fr" fo:country="FR" fo:font-style="italic" style:font-style-asian="italic" style:font-style-complex="italic"/>
    </style:style>
    <style:style style:name="T14" style:family="text">
      <style:text-properties style:text-line-through-style="none" style:text-line-through-type="none" fo:language="fr" fo:country="FR" fo:font-style="italic" style:font-style-asian="italic" style:font-style-complex="italic"/>
    </style:style>
    <style:style style:name="T15" style:family="text">
      <style:text-properties style:font-name="Calibri" fo:language="fr" fo:country="FR"/>
    </style:style>
    <style:style style:name="T16" style:family="text">
      <style:text-properties style:font-name="Calibri" fo:language="fr" fo:country="FR" fo:font-style="italic" style:font-style-asian="italic" style:font-style-complex="italic"/>
    </style:style>
    <style:style style:name="T17" style:family="text">
      <style:text-properties officeooo:rsid="00106a52"/>
    </style:style>
    <style:style style:name="T18" style:family="text">
      <style:text-properties officeooo:rsid="0010bdef"/>
    </style:style>
    <style:style style:name="T19" style:family="text">
      <style:text-properties style:font-name="Calibri1" officeooo:rsid="0010bdef"/>
    </style:style>
    <style:style style:name="T20" style:family="text">
      <style:text-properties style:font-name="Calibri1" fo:font-weight="normal" officeooo:rsid="0010bdef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7">dddd</text:span>Comportement par défaut du compilateur</text:h>
      <text:p text:style-name="Standard">- Par défaut g++ sera éxécuté en std=c++11</text:p>
      <text:p text:style-name="Standard">- L’éxécution sera automatique</text:p>
      <text:p text:style-name="Standard">- Contrairement au C, Il n’ y aura pas besoin d’inclure toutes les classes dans la ligne de commande. <text:s/>Le compilateur détectera les <text:span text:style-name="T1">include</text:span> dans la classe principale et les ajoutera automatiquement </text:p>
      <text:h text:style-name="Heading_20_1" text:outline-level="1">Options du compilateur possibles</text:h>
      <text:p text:style-name="Standard"/>
      <text:p text:style-name="Standard"><text:span text:style-name="T2">Options traduites du C++</text:span></text:p>
      <text:p text:style-name="Standard">- Nom du fichier binaire en sortie<text:tab/>→ -o</text:p>
      <text:p text:style-name="Standard">- Options d’optimisation <text:s text:c="2"/><text:tab/><text:tab/>→ -o1 o2 o3</text:p>
      <text:p text:style-name="Standard"><text:span text:style-name="T2">Options du EZ</text:span></text:p>
      <text:p text:style-name="Standard">- Option d’éxécution automatique <text:s/>ou non après la compilation</text:p>
      <text:p text:style-name="Standard"/>
      <text:p text:style-name="Standard">Argument du programme <text:s/>:</text:p>
      <text:p text:style-name="Standard">- // Option fichier d’instance // --max=30</text:p>
      <text:p text:style-name="Standard">- Option de verbose pour afficher toutes les étapes de compilation du compilateur EZ</text:p>
      <text:p text:style-name="Standard">- Option d’aide qui liste l’ensemble des options et leur fonction</text:p>
      <text:p text:style-name="Standard">- Option d’affichage des warning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Options finales</text:h>
      <text:h text:style-name="Heading_20_2" text:outline-level="2"><text:span text:style-name="T3">Options de base</text:span></text:h>
      <text:p text:style-name="Standard"><text:span text:style-name="T11">--output: </text:span><text:span text:style-name="T3">spécifie le nom du fichier binaire en sortie.</text:span></text:p>
      <text:p text:style-name="Standard"><text:span text:style-name="T14">Version courte : <text:s/></text:span><text:span text:style-name="T10">-o</text:span></text:p>
      <text:p text:style-name="Standard"><text:bookmark-start text:name="__DdeLink__75_1169266663"/><text:span text:style-name="T11">--help: </text:span><text:span text:style-name="T3">affiche la liste des options du compilateur EZ et <text:s/>leur fonction. </text:span></text:p>
      <text:p text:style-name="Standard"><text:span text:style-name="T4">Version courte :</text:span><text:span text:style-name="T3"> </text:span><text:span text:style-name="T4"><text:s/></text:span><text:bookmark-end text:name="__DdeLink__75_1169266663"/><text:span text:style-name="T5">-h</text:span></text:p>
      <text:h text:style-name="Heading_20_2" text:outline-level="2"><text:span text:style-name="T3">Options d’ optimisation</text:span></text:h>
      <text:p text:style-name="Standard"><text:span text:style-name="T10">--</text:span><text:span text:style-name="T11">optimisation1</text:span><text:span text:style-name="T10">:</text:span><text:span text:style-name="T15"> I</text:span><text:span text:style-name="T3">ndique au compilateur d’optimiser le code binaire généré, correspond à l’option –o1 du compilateur g++</text:span></text:p>
      <text:p text:style-name="Standard"><text:span text:style-name="T4">version courte : </text:span><text:span text:style-name="T12">-o1</text:span></text:p>
      <text:p text:style-name="Standard"><text:span text:style-name="T10">--</text:span><text:span text:style-name="T11">optimisation2</text:span><text:span text:style-name="T10">:</text:span><text:span text:style-name="T15"> I</text:span><text:span text:style-name="T3">ndique au compilateur d’optimiser le code binaire généré, correspond à l’option –o</text:span><text:span text:style-name="T8">2</text:span><text:span text:style-name="T3"> du compilateur g++</text:span></text:p>
      <text:p text:style-name="Standard"><text:span text:style-name="T4">version courte : </text:span><text:span text:style-name="T12">-o2</text:span></text:p>
      <text:p text:style-name="Standard"><text:span text:style-name="T10">--</text:span><text:span text:style-name="T11">optimisation3</text:span><text:span text:style-name="T10">:</text:span><text:span text:style-name="T15"> I</text:span><text:span text:style-name="T3">ndique au compilateur d’optimiser le code binaire généré, correspond à l’option –o</text:span><text:span text:style-name="T9">3</text:span><text:span text:style-name="T3"> du compilateur g++</text:span></text:p>
      <text:p text:style-name="Standard"><text:span text:style-name="T4">version courte : </text:span><text:span text:style-name="T12">-o3</text:span></text:p>
      <text:h text:style-name="Heading_20_2" text:outline-level="2"><text:span text:style-name="T3">Options de debug</text:span></text:h>
      <text:p text:style-name="Standard"><text:span text:style-name="T11">--verbose:</text:span><text:span text:style-name="T10"> </text:span><text:span text:style-name="T3">affiche toutes les étapes de compilation du compilateur EZ</text:span></text:p>
      <text:p text:style-name="Standard"><text:span text:style-name="T4">Version courte :</text:span><text:span text:style-name="T3"> </text:span><text:span text:style-name="T10">-v</text:span></text:p>
      <text:p text:style-name="Standard"><text:span text:style-name="T11">--Warning: </text:span><text:span text:style-name="T3">affiche l’ensemble des messages <text:s/></text:span><text:span text:style-name="T6">de type </text:span><text:span text:style-name="T3">« wa</text:span><text:span text:style-name="T7">r</text:span><text:span text:style-name="T3">ning » . </text:span></text:p>
      <text:p text:style-name="P2"><text:span text:style-name="T16">Version courte :</text:span><text:span text:style-name="T13"> </text:span><text:span text:style-name="T12">-h</text:span></text:p>
      <text:h text:style-name="Heading_20_2" text:outline-level="2">Options autres</text:h>
      <text:p text:style-name="P1">--<text:span text:style-name="T18">noexec: </text:span><text:span text:style-name="T20">indique au compilateur qu’il ne faut pas lancer l’exécutable après la compil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76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2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5b9bd5"/>
      <style:text-properties fo:color="#323e4f" style:font-name="Calibri Light" fo:font-family="'Calibri Light'" style:font-family-generic="roman" style:font-pitch="variable" fo:font-size="26pt" fo:letter-spacing="0.009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323e4f" style:font-name="Calibri Light" fo:font-family="'Calibri Light'" style:font-family-generic="roman" style:font-pitch="variable" fo:font-size="26pt" fo:letter-spacing="0.009cm" fo:language="en" fo:country="US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4pt" fo:language="en" fo:country="US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5b9bd5" style:font-name="Calibri Light" fo:font-family="'Calibri Light'" style:font-family-generic="roman" style:font-pitch="variable" fo:font-size="13pt" fo:language="en" fo:country="US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9:49:00</meta:creation-date>
    <meta:initial-creator>Alexandre Le Fol</meta:initial-creator>
    <dc:language>fr-FR</dc:language>
    <dc:date>2016-10-14T09:32:20.053975242</dc:date>
    <meta:editing-cycles>93</meta:editing-cycles>
    <meta:editing-duration>PT4H15M12S</meta:editing-duration>
    <meta:generator>LibreOffice/5.1.4.2$Linux_X86_64 LibreOffice_project/10m0$Build-2</meta:generator>
    <meta:document-statistic meta:table-count="0" meta:image-count="0" meta:object-count="0" meta:page-count="2" meta:paragraph-count="35" meta:word-count="279" meta:character-count="1705" meta:non-whitespace-character-count="145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